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218447" officeooo:paragraph-rsid="00218447"/>
    </style:style>
    <style:style style:name="P2" style:family="paragraph" style:parent-style-name="Table_20_Contents">
      <style:text-properties fo:font-size="14pt" fo:font-weight="bold" officeooo:rsid="0040cae5" officeooo:paragraph-rsid="0040cae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40cae5" officeooo:paragraph-rsid="0040cae5"/>
    </style:style>
    <style:style style:name="P4" style:family="paragraph" style:parent-style-name="Standard">
      <style:text-properties officeooo:rsid="00427ff6" officeooo:paragraph-rsid="00427ff6"/>
    </style:style>
    <style:style style:name="P5" style:family="paragraph" style:parent-style-name="Standard">
      <style:text-properties officeooo:rsid="0042e244" officeooo:paragraph-rsid="0042e244"/>
    </style:style>
    <style:style style:name="P6" style:family="paragraph" style:parent-style-name="Standard">
      <style:text-properties officeooo:rsid="0043f047" officeooo:paragraph-rsid="0043f047"/>
    </style:style>
    <style:style style:name="P7" style:family="paragraph" style:parent-style-name="Text_20_body">
      <style:text-properties officeooo:rsid="00369a42" officeooo:paragraph-rsid="00369a42"/>
    </style:style>
    <style:style style:name="P8" style:family="paragraph" style:parent-style-name="Text_20_body">
      <style:text-properties officeooo:paragraph-rsid="0043f047"/>
    </style:style>
    <style:style style:name="P9" style:family="paragraph" style:parent-style-name="Text_20_body" style:list-style-name="L1">
      <style:text-properties officeooo:rsid="000add93" officeooo:paragraph-rsid="000add93"/>
    </style:style>
    <style:style style:name="P10" style:family="paragraph" style:parent-style-name="Text_20_body" style:list-style-name="L1">
      <style:text-properties officeooo:rsid="0011157b" officeooo:paragraph-rsid="00128f89"/>
    </style:style>
    <style:style style:name="P11" style:family="paragraph" style:parent-style-name="Text_20_body" style:list-style-name="L1">
      <style:text-properties officeooo:rsid="00244576" officeooo:paragraph-rsid="00457fdb"/>
    </style:style>
    <style:style style:name="P12" style:family="paragraph" style:parent-style-name="Text_20_body" style:list-style-name="L1">
      <style:text-properties officeooo:rsid="0028bb78" officeooo:paragraph-rsid="0028bb78"/>
    </style:style>
    <style:style style:name="P13" style:family="paragraph" style:parent-style-name="Text_20_body" style:list-style-name="L1">
      <style:text-properties officeooo:rsid="000b7b59" officeooo:paragraph-rsid="000b7b59"/>
    </style:style>
    <style:style style:name="P14" style:family="paragraph" style:parent-style-name="Text_20_body" style:list-style-name="L1">
      <style:text-properties officeooo:rsid="000b7b59" officeooo:paragraph-rsid="002e5909"/>
    </style:style>
    <style:style style:name="P15" style:family="paragraph" style:parent-style-name="Text_20_body" style:list-style-name="L1">
      <style:text-properties officeooo:rsid="000bdc96" officeooo:paragraph-rsid="000bdc96"/>
    </style:style>
    <style:style style:name="P16" style:family="paragraph" style:parent-style-name="Text_20_body" style:list-style-name="L1">
      <style:text-properties officeooo:rsid="0018ae66" officeooo:paragraph-rsid="0018ae66"/>
    </style:style>
    <style:style style:name="P17" style:family="paragraph" style:parent-style-name="Text_20_body" style:list-style-name="L2">
      <style:text-properties officeooo:rsid="002ede1c" officeooo:paragraph-rsid="002ede1c"/>
    </style:style>
    <style:style style:name="P18" style:family="paragraph" style:parent-style-name="Text_20_body" style:list-style-name="L2">
      <style:text-properties officeooo:rsid="00362c18" officeooo:paragraph-rsid="00362c18"/>
    </style:style>
    <style:style style:name="P19" style:family="paragraph" style:parent-style-name="Text_20_body" style:list-style-name="L2">
      <style:text-properties officeooo:rsid="00369a42" officeooo:paragraph-rsid="00369a42"/>
    </style:style>
    <style:style style:name="P20" style:family="paragraph" style:parent-style-name="Text_20_body" style:list-style-name="L1">
      <style:text-properties officeooo:rsid="00457fdb" officeooo:paragraph-rsid="00457fdb"/>
    </style:style>
    <style:style style:name="P21" style:family="paragraph" style:parent-style-name="Text_20_body" style:list-style-name="L2">
      <style:text-properties officeooo:rsid="00457fdb" officeooo:paragraph-rsid="00457fdb"/>
    </style:style>
    <style:style style:name="P22" style:family="paragraph" style:parent-style-name="Heading_20_1">
      <style:text-properties officeooo:rsid="002ede1c" officeooo:paragraph-rsid="002ede1c"/>
    </style:style>
    <style:style style:name="T1" style:family="text">
      <style:text-properties officeooo:rsid="00128f89"/>
    </style:style>
    <style:style style:name="T2" style:family="text">
      <style:text-properties officeooo:rsid="0015cc98"/>
    </style:style>
    <style:style style:name="T3" style:family="text">
      <style:text-properties officeooo:rsid="001ade05"/>
    </style:style>
    <style:style style:name="T4" style:family="text">
      <style:text-properties officeooo:rsid="00234163"/>
    </style:style>
    <style:style style:name="T5" style:family="text">
      <style:text-properties officeooo:rsid="0029da02"/>
    </style:style>
    <style:style style:name="T6" style:family="text">
      <style:text-properties officeooo:rsid="002be1b6"/>
    </style:style>
    <style:style style:name="T7" style:family="text">
      <style:text-properties officeooo:rsid="002e5909"/>
    </style:style>
    <style:style style:name="T8" style:family="text">
      <style:text-properties officeooo:rsid="00353b98"/>
    </style:style>
    <style:style style:name="T9" style:family="text">
      <style:text-properties officeooo:rsid="0035b992"/>
    </style:style>
    <style:style style:name="T10" style:family="text">
      <style:text-properties officeooo:rsid="00369a42"/>
    </style:style>
    <style:style style:name="T11" style:family="text">
      <style:text-properties officeooo:rsid="0037abef"/>
    </style:style>
    <style:style style:name="T12" style:family="text">
      <style:text-properties officeooo:rsid="00397803"/>
    </style:style>
    <style:style style:name="T13" style:family="text">
      <style:text-properties officeooo:rsid="0040cae5"/>
    </style:style>
    <style:style style:name="T14" style:family="text">
      <style:text-properties officeooo:rsid="00427ff6"/>
    </style:style>
    <style:style style:name="T15" style:family="text">
      <style:text-properties officeooo:rsid="00457f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en Plantb0t</text:p>
      <text:p text:style-name="P1">Revision A-2 (Complete Redesign)</text:p>
      <text:p text:style-name="Text_20_body"/>
      <text:h text:style-name="Heading_20_1" text:outline-level="1">Planned Features</text:h>
      <text:list xml:id="list6198894414201951357" text:style-name="L1">
        <text:list-item>
          <text:p text:style-name="P9">WiFi enabled SOM with integratd USB programmer</text:p>
        </text:list-item>
        <text:list-item>
          <text:p text:style-name="P10">Gated <text:span text:style-name="T2">p</text:span>ower on <text:span text:style-name="T4">board</text:span> <text:span text:style-name="T1">with timed re-enable for ultra-low-power sleep</text:span></text:p>
          <text:list>
            <text:list-item>
              <text:p text:style-name="P20">ATTiny10 powered via permanent power-on as power magement MCU</text:p>
            </text:list-item>
            <text:list-item>
              <text:p text:style-name="P11"><text:span text:style-name="T15">MCU</text:span> on I²C-Bus for easy configuration and <text:span text:style-name="T5">re-</text:span>programming</text:p>
            </text:list-item>
          </text:list>
        </text:list-item>
        <text:list-item>
          <text:p text:style-name="P9">Exposed GPIO for user additions <text:span text:style-name="T5">(7x)</text:span></text:p>
        </text:list-item>
        <text:list-item>
          <text:p text:style-name="P9">I²C-Bus on extention pins and around the board</text:p>
        </text:list-item>
        <text:list-item>
          <text:p text:style-name="P12">On-Board sensor packages for Humidity, Temperature, Light and Soil Moisture via measuring sticks</text:p>
        </text:list-item>
        <text:list-item>
          <text:p text:style-name="P12">Extention ports for additional sensor boards</text:p>
          <text:list>
            <text:list-item>
              <text:p text:style-name="P12">2x I²C extentions for smart extention boards (Plantb0t Sense<text:span text:style-name="T11">+</text:span>)</text:p>
            </text:list-item>
            <text:list-item>
              <text:p text:style-name="P12"><text:span text:style-name="T15">4</text:span>x Analogue inputs with constant current source and ground measurement</text:p>
            </text:list-item>
          </text:list>
        </text:list-item>
        <text:list-item>
          <text:p text:style-name="P12">Analogue Multiplexer with switching via I²C</text:p>
        </text:list-item>
        <text:list-item>
          <text:p text:style-name="P12">Variable Gain Amplifier with I²C controller</text:p>
        </text:list-item>
        <text:list-item>
          <text:p text:style-name="P13">Volage regulator for USB power and power extention pins</text:p>
        </text:list-item>
        <text:list-item>
          <text:p text:style-name="P14">Power Extention Pins (PEP) to <text:span text:style-name="T7">add external power handling</text:span> <text:span text:style-name="T6">(Plantb0t Power+)</text:span></text:p>
        </text:list-item>
        <text:list-item>
          <text:p text:style-name="P15">Status LEDs for sensors, power, programming and board state</text:p>
        </text:list-item>
        <text:list-item>
          <text:p text:style-name="P16">Form factor 5x5cm, <text:span text:style-name="T3">all SMD parts on 2-layer boards.</text:span></text:p>
        </text:list-item>
      </text:list>
      <text:h text:style-name="P22" text:outline-level="1">I²C Bus Devices</text:h>
      <text:list xml:id="list8129241332731531345" text:style-name="L2">
        <text:list-item>
          <text:p text:style-name="P17">ESP-12 (Master)</text:p>
        </text:list-item>
        <text:list-item>
          <text:p text:style-name="P21">GPIO-Expander (8 channel)</text:p>
        </text:list-item>
        <text:list-item>
          <text:p text:style-name="P17">Variable Gain Amplifier Controller</text:p>
        </text:list-item>
        <text:list-item>
          <text:p text:style-name="P18"><text:soft-page-break/>Plantb0t Sense<text:span text:style-name="T12">+</text:span> <text:span text:style-name="T10">via I²C (2x)</text:span></text:p>
        </text:list-item>
        <text:list-item>
          <text:p text:style-name="P19">On-Board sensor package</text:p>
        </text:list-item>
        <text:list-item>
          <text:p text:style-name="P21">ATTiny power management controller (PMC)</text:p>
        </text:list-item>
        <text:list-item>
          <text:p text:style-name="P19">…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3:37:07.436761203</meta:creation-date>
    <dc:date>2016-09-28T15:32:52.962505234</dc:date>
    <meta:editing-duration>PT12H42M18S</meta:editing-duration>
    <meta:editing-cycles>45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207" meta:character-count="1175" meta:non-whitespace-character-count="1032"/>
  </office:meta>
</office:document-meta>
</file>